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style:font-size-asian="16pt" style:font-size-complex="16pt"/>
    </style:style>
    <style:style style:name="P2" style:family="paragraph" style:parent-style-name="Standard">
      <style:text-properties fo:font-size="16pt" style:font-size-asian="16pt" style:font-size-complex="16pt"/>
    </style:style>
    <style:style style:name="P3" style:family="paragraph" style:parent-style-name="Standard" style:list-style-name="L3">
      <style:text-properties fo:font-size="16pt" style:font-size-asian="16pt" style:font-size-complex="16pt"/>
    </style:style>
    <style:style style:name="P4" style:family="paragraph" style:parent-style-name="Standard" style:list-style-name="L4">
      <style:text-properties fo:font-size="16pt" style:font-size-asian="16pt" style:font-size-complex="16pt"/>
    </style:style>
    <style:style style:name="P5" style:family="paragraph" style:parent-style-name="Standard" style:list-style-name="L7">
      <style:text-properties fo:font-size="16pt" style:font-size-asian="16pt" style:font-size-complex="16pt"/>
    </style:style>
    <style:style style:name="P6" style:family="paragraph" style:parent-style-name="Standard" style:list-style-name="L9">
      <style:text-properties fo:font-size="16pt" style:font-size-asian="16pt" style:font-size-complex="16pt"/>
    </style:style>
    <style:style style:name="P7" style:family="paragraph" style:parent-style-name="Standard" style:list-style-name="L11">
      <style:text-properties fo:font-size="16pt" style:font-size-asian="16pt" style:font-size-complex="16pt"/>
    </style:style>
    <style:style style:name="P8" style:family="paragraph" style:parent-style-name="Standard">
      <style:text-properties fo:font-size="15pt" style:font-size-asian="15pt" style:font-size-complex="15pt"/>
    </style:style>
    <style:style style:name="P9" style:family="paragraph" style:parent-style-name="Standard" style:list-style-name="L1">
      <style:text-properties fo:font-size="15pt" style:font-size-asian="15pt" style:font-size-complex="15pt"/>
    </style:style>
    <style:style style:name="P10" style:family="paragraph" style:parent-style-name="Standard" style:list-style-name="L12">
      <style:text-properties fo:font-size="15pt" style:font-size-asian="15pt" style:font-size-complex="15pt"/>
    </style:style>
    <style:style style:name="P11" style:family="paragraph" style:parent-style-name="Standard" style:list-style-name="L13">
      <style:text-properties fo:font-size="15pt" style:font-size-asian="15pt" style:font-size-complex="15pt"/>
    </style:style>
    <style:style style:name="P12" style:family="paragraph" style:parent-style-name="Standard" style:list-style-name="L14">
      <style:text-properties fo:font-size="15pt" style:font-size-asian="15pt" style:font-size-complex="15pt"/>
    </style:style>
    <style:style style:name="P13" style:family="paragraph" style:parent-style-name="Standard" style:list-style-name="L10">
      <style:text-properties fo:font-size="15pt" style:font-size-asian="15pt" style:font-size-complex="15pt"/>
    </style:style>
    <style:style style:name="P14" style:family="paragraph" style:parent-style-name="Standard" style:list-style-name="L15">
      <style:text-properties fo:font-size="15pt" style:font-size-asian="15pt" style:font-size-complex="15pt"/>
    </style:style>
    <style:style style:name="P15" style:family="paragraph" style:parent-style-name="Standard" style:list-style-name="L11">
      <style:text-properties fo:font-size="15pt" style:font-size-asian="15pt" style:font-size-complex="15pt"/>
    </style:style>
    <style:style style:name="P16" style:family="paragraph" style:parent-style-name="Standard" style:list-style-name="L2">
      <style:text-properties fo:font-size="15pt" style:font-size-asian="15pt" style:font-size-complex="15pt"/>
    </style:style>
    <style:style style:name="P17" style:family="paragraph" style:parent-style-name="Standard" style:list-style-name="L5">
      <style:text-properties fo:font-size="15pt" style:font-size-asian="15pt" style:font-size-complex="15pt"/>
    </style:style>
    <style:style style:name="P18" style:family="paragraph" style:parent-style-name="Standard" style:list-style-name="L6">
      <style:text-properties fo:font-size="15pt" style:font-size-asian="15pt" style:font-size-complex="15pt"/>
    </style:style>
    <style:style style:name="P19" style:family="paragraph" style:parent-style-name="Standard" style:list-style-name="L5">
      <style:text-properties fo:font-size="15pt" fo:font-style="normal" style:font-size-asian="15pt" style:font-style-asian="normal" style:font-size-complex="15pt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style:font-size-asian="16pt"/>
    </style:style>
    <style:style style:name="T5" style:family="text">
      <style:text-properties style:font-size-complex="16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2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0.5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0.7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2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1.5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1.7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25in"/>
        </style:list-level-properties>
      </text:list-level-style-bullet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4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15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Lecture notes for 11.5 Computer Crime</text:p>
      <text:p text:style-name="P8"/>
      <text:p text:style-name="P8">Computer crime</text:p>
      <text:list xml:id="list2169679374" text:style-name="L1">
        <text:list-item>
          <text:p text:style-name="P9">Def: Any activity where a computer or network is the source, target, or place of a crime</text:p>
        </text:list-item>
        <text:list-item>
          <text:p text:style-name="P9">Unauthorized access, interception, or interference</text:p>
        </text:list-item>
        <text:list-item>
          <text:p text:style-name="P9">Misuse of devices, forgery, fraud</text:p>
        </text:list-item>
      </text:list>
      <text:list xml:id="list1966204937" text:style-name="L12">
        <text:list-header>
          <text:p text:style-name="P10"/>
        </text:list-header>
      </text:list>
      <text:p text:style-name="P8">Examples of computer crime</text:p>
      <text:list xml:id="list1081213840" text:style-name="L13">
        <text:list-item>
          <text:p text:style-name="P11">Espionage</text:p>
        </text:list-item>
        <text:list-item>
          <text:p text:style-name="P11">Corporate espionage</text:p>
        </text:list-item>
        <text:list-item>
          <text:p text:style-name="P11">Botnets: DoS used for extortion</text:p>
        </text:list-item>
        <text:list-item>
          <text:p text:style-name="P11">Black economies: credit card dumps</text:p>
        </text:list-item>
        <text:list-item>
          <text:p text:style-name="P11">Warez (copyrighted works traded in violation of copyright law)</text:p>
        </text:list-item>
        <text:list-item>
          <text:p text:style-name="P11">Hacking (acquiring unauthorized access)</text:p>
        </text:list-item>
        <text:list-item>
          <text:p text:style-name="P11">Child pornography distribution</text:p>
        </text:list-item>
        <text:list-item>
          <text:p text:style-name="P11">Website defacement</text:p>
        </text:list-item>
        <text:list-item>
          <text:p text:style-name="P11">Stalking / harassment</text:p>
        </text:list-item>
        <text:list-item>
          <text:p text:style-name="P11">Identity theft</text:p>
        </text:list-item>
        <text:list-item>
          <text:p text:style-name="P11">Telecommunications theft</text:p>
        </text:list-item>
        <text:list-item>
          <text:p text:style-name="P11">Hate speech (Nazism prohibited in Germany... international effects?)</text:p>
        </text:list-item>
        <text:list-item>
          <text:p text:style-name="P11">Drug trafficking</text:p>
        </text:list-item>
        <text:list-item>
          <text:p text:style-name="P11">Terrorism</text:p>
        </text:list-item>
      </text:list>
      <text:p text:style-name="P8"/>
      <text:p text:style-name="P8">Laws</text:p>
      <text:list xml:id="list1740736914" text:style-name="L14">
        <text:list-item>
          <text:p text:style-name="P12">Legal system moves much more slowly than computer world</text:p>
        </text:list-item>
        <text:list-item>
          <text:p text:style-name="P12">Most US laws are 1996 or later</text:p>
        </text:list-item>
      </text:list>
      <text:list xml:id="list74711164" text:continue-list="list1081213840" text:style-name="L13">
        <text:list-item>
          <text:p text:style-name="P11">Computer Fraud &amp; Abuse Act, CAN-SPAM, DMCA, Electronic Communications Privacy Act</text:p>
        </text:list-item>
      </text:list>
      <text:list xml:id="list1493810094" text:style-name="L10">
        <text:list-header>
          <text:p text:style-name="P13">Crypto</text:p>
        </text:list-header>
      </text:list>
      <text:list xml:id="list927810909" text:style-name="L15">
        <text:list-item>
          <text:p text:style-name="P14">US export control prior to 1998 (largely ineffective)</text:p>
        </text:list-item>
        <text:list-item>
          <text:p text:style-name="P14">Key escrow (public resistance)</text:p>
        </text:list-item>
      </text:list>
      <text:p text:style-name="P8"/>
      <text:p text:style-name="P8">Investigating agencies (in US)</text:p>
      <text:list xml:id="list324619951" text:style-name="L11">
        <text:list-item>
          <text:p text:style-name="P15">FBI</text:p>
          <text:list>
            <text:list-item>
              <text:p text:style-name="P15">Computer intrusions &amp; malware spread</text:p>
            </text:list-item>
            <text:list-item>
              <text:p text:style-name="P15">Online crimes against children</text:p>
            </text:list-item>
            <text:list-item>
              <text:p text:style-name="P15">Intellectual property violations</text:p>
            </text:list-item>
            <text:list-item>
              <text:p text:style-name="P15">National &amp; transnational organized crime engaged in Internet fraud</text:p>
            </text:list-item>
          </text:list>
        </text:list-item>
        <text:list-item>
          <text:p text:style-name="P15"><text:soft-page-break/>Secret Service</text:p>
          <text:list>
            <text:list-item>
              <text:p text:style-name="P15">Fraud concerning “federal interest computers”</text:p>
            </text:list-item>
            <text:list-item>
              <text:p text:style-name="P15">Computers used in counterfeiting &amp; false ID creation</text:p>
            </text:list-item>
            <text:list-item>
              <text:p text:style-name="P15">Financial crimes: bank account hacking, cell cloning, counterfeiting of corporate checks</text:p>
            </text:list-item>
          </text:list>
        </text:list-item>
      </text:list>
      <text:list xml:id="list1385748617" text:continue-list="list2169679374" text:style-name="L1">
        <text:list-header>
          <text:p text:style-name="P9"/>
        </text:list-header>
      </text:list>
      <text:p text:style-name="P8">Crime [complexities in the computer world]</text:p>
      <text:list xml:id="list204904235" text:style-name="L2">
        <text:list-item>
          <text:p text:style-name="P16">Who is the wronged party?</text:p>
        </text:list-item>
        <text:list-item>
          <text:p text:style-name="P16">Who is the responsible party?</text:p>
        </text:list-item>
        <text:list-item>
          <text:p text:style-name="P16">What is the financial loss?</text:p>
          <text:list>
            <text:list-item>
              <text:p text:style-name="P16">What is the value of data?</text:p>
            </text:list-item>
          </text:list>
        </text:list-item>
        <text:list-item>
          <text:p text:style-name="P16">Do law enforcement officers, lawyers, jurors, judges, legislators understand the area?</text:p>
        </text:list-item>
        <text:list-item>
          <text:p text:style-name="P16">Do we understand the area? When does an attack become a crime?</text:p>
        </text:list-item>
      </text:list>
      <text:p text:style-name="P8"/>
      <text:p text:style-name="P8">Endpoint</text:p>
      <text:list xml:id="list240600239" text:style-name="L5">
        <text:list-item>
          <text:p text:style-name="P17">Network monitoring may reveal illegal computer use</text:p>
        </text:list-item>
        <text:list-item>
          <text:p text:style-name="P17">Does not reveal user</text:p>
        </text:list-item>
        <text:list-item>
          <text:p text:style-name="P17">Challenge: connect illegal use to user</text:p>
          <text:list>
            <text:list-item>
              <text:p text:style-name="P17">“A virus did it” has been an attempted defense</text:p>
            </text:list-item>
            <text:list-item>
              <text:p text:style-name="P17">Suspect was a <text:span text:style-name="T1">stepping stone</text:span></text:p>
            </text:list-item>
          </text:list>
        </text:list-item>
        <text:list-item>
          <text:p text:style-name="P19">If an attacker breaks uses your system as a stepping stone because you didn't patch, should you be responsible?</text:p>
        </text:list-item>
      </text:list>
      <text:p text:style-name="P8"/>
      <text:p text:style-name="P8">International matters</text:p>
      <text:list xml:id="list879984696" text:style-name="L6">
        <text:list-item>
          <text:p text:style-name="P18">Computer crime trivially crosses international borders, no physical proximity between attacker &amp; victim</text:p>
        </text:list-item>
        <text:list-item>
          <text:p text:style-name="P18">Consider action undertaken by A against B</text:p>
          <text:list>
            <text:list-item>
              <text:p text:style-name="P18">In A's country, the action was not illegal (and might have been encouraged)</text:p>
            </text:list-item>
            <text:list-item>
              <text:p text:style-name="P18">In B's country, the action was illegal</text:p>
            </text:list-item>
            <text:list-item>
              <text:p text:style-name="P18">Has a crime occurred? Has A committed a crime? </text:p>
            </text:list-item>
          </text:list>
        </text:list-item>
        <text:list-item>
          <text:p text:style-name="P18">Consider communication between A and B</text:p>
          <text:list>
            <text:list-item>
              <text:p text:style-name="P18">In A's country, the contents of the communication are legal</text:p>
            </text:list-item>
            <text:list-item>
              <text:p text:style-name="P18">In B's country, the contents of the communication are legal</text:p>
            </text:list-item>
            <text:list-item>
              <text:p text:style-name="P18">The transmission crosses country C, where the contents are illegal</text:p>
            </text:list-item>
            <text:list-item>
              <text:p text:style-name="P18">Have A and B committed a crime?</text:p>
            </text:list-item>
            <text:list-item>
              <text:p text:style-name="P18">Has the ISP in country C committed a crime?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9$Build-9358</meta:generator>
    <meta:creation-date>2008-04-23T10:26:01</meta:creation-date>
    <dc:date>2008-11-26T00:24:52</dc:date>
    <dc:language>en-US</dc:language>
    <meta:editing-cycles>15</meta:editing-cycles>
    <meta:editing-duration>PT01H20M48S</meta:editing-duration>
    <meta:document-statistic meta:table-count="0" meta:image-count="0" meta:object-count="0" meta:page-count="2" meta:paragraph-count="63" meta:word-count="459" meta:character-count="2705"/>
    <meta:user-defined meta:name="Info 1"/>
    <meta:user-defined meta:name="Info 2"/>
    <meta:user-defined meta:name="Info 3"/>
    <meta:user-defined meta:name="Info 4"/>
  </office:meta>
</office:document-meta>
</file>